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egundos</text:p>
          </table:table-cell>
          <table:table-cell table:style-name="ce1" office:value-type="string" calcext:value-type="string">
            <text:p>HH:MM:SS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table:formula="of:=[.A2]/86400" office:value-type="time" office:time-value="PT00H00M29S" calcext:value-type="time">
            <text:p>00:00: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table:formula="of:=[.A3]/86400" office:value-type="time" office:time-value="PT00H00M58S" calcext:value-type="time">
            <text:p>00:00: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table:formula="of:=[.A4]/86400" office:value-type="time" office:time-value="PT00H01M27S" calcext:value-type="time">
            <text:p>00:01: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table:formula="of:=[.A5]/86400" office:value-type="time" office:time-value="PT00H01M56S" calcext:value-type="time">
            <text:p>00:01: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table:formula="of:=[.A6]/86400" office:value-type="time" office:time-value="PT00H02M25S" calcext:value-type="time">
            <text:p>00:02: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table:formula="of:=[.A7]/86400" office:value-type="time" office:time-value="PT00H02M54S" calcext:value-type="time">
            <text:p>00:02: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table:formula="of:=[.A8]/86400" office:value-type="time" office:time-value="PT00H03M23S" calcext:value-type="time">
            <text:p>00:03: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" table:formula="of:=[.A9]/86400" office:value-type="time" office:time-value="PT00H03M52S" calcext:value-type="time">
            <text:p>00:03: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" table:formula="of:=[.A10]/86400" office:value-type="time" office:time-value="PT00H04M21S" calcext:value-type="time">
            <text:p>00:04: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" table:formula="of:=[.A11]/86400" office:value-type="time" office:time-value="PT00H04M50S" calcext:value-type="time">
            <text:p>00:04: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" table:formula="of:=[.A12]/86400" office:value-type="time" office:time-value="PT00H05M19S" calcext:value-type="time">
            <text:p>00:05: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" table:formula="of:=[.A13]/86400" office:value-type="time" office:time-value="PT00H05M48S" calcext:value-type="time">
            <text:p>00:05: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3" table:formula="of:=[.A14]/86400" office:value-type="time" office:time-value="PT00H06M17S" calcext:value-type="time">
            <text:p>00:06: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3" table:formula="of:=[.A15]/86400" office:value-type="time" office:time-value="PT00H06M46S" calcext:value-type="time">
            <text:p>00:06: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3" table:formula="of:=[.A16]/86400" office:value-type="time" office:time-value="PT00H07M15S" calcext:value-type="time">
            <text:p>00:07: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3" table:formula="of:=[.A17]/86400" office:value-type="time" office:time-value="PT00H07M44S" calcext:value-type="time">
            <text:p>00:07: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3" table:formula="of:=[.A18]/86400" office:value-type="time" office:time-value="PT00H08M13S" calcext:value-type="time">
            <text:p>00:08: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3" table:formula="of:=[.A19]/86400" office:value-type="time" office:time-value="PT00H08M42S" calcext:value-type="time">
            <text:p>00:08: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3" table:formula="of:=[.A20]/86400" office:value-type="time" office:time-value="PT00H09M11S" calcext:value-type="time">
            <text:p>00:09: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3" table:formula="of:=[.A21]/86400" office:value-type="time" office:time-value="PT00H09M40S" calcext:value-type="time">
            <text:p>00:09: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3" table:formula="of:=[.A22]/86400" office:value-type="time" office:time-value="PT00H10M09S" calcext:value-type="time">
            <text:p>00:10: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3" table:formula="of:=[.A23]/86400" office:value-type="time" office:time-value="PT00H10M38S" calcext:value-type="time">
            <text:p>00:10: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3" table:formula="of:=[.A24]/86400" office:value-type="time" office:time-value="PT00H11M07S" calcext:value-type="time">
            <text:p>00:11: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3" table:formula="of:=[.A25]/86400" office:value-type="time" office:time-value="PT00H11M36S" calcext:value-type="time">
            <text:p>00:11: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3" table:formula="of:=[.A26]/86400" office:value-type="time" office:time-value="PT00H12M05S" calcext:value-type="time">
            <text:p>00:12: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3" table:formula="of:=[.A27]/86400" office:value-type="time" office:time-value="PT00H12M34S" calcext:value-type="time">
            <text:p>00:12:34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minutes number:style="long"/>
    </number:time-style>
    <number:time-style style:name="N108" number:truncate-on-overflow="false">
      <number:seconds number:style="long"/>
    </number:tim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/00/0000</text:date>, <text:time style:data-style-name="N2" text:time-value="07:41:03.8355613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3:58:49.308369932</meta:creation-date>
    <dc:date>2017-09-18T07:41:44.975203458</dc:date>
    <meta:editing-duration>PT1H8M6S</meta:editing-duration>
    <meta:editing-cycles>4</meta:editing-cycles>
    <meta:generator>LibreOffice/5.4.1.2$Linux_x86 LibreOffice_project/40m0$Build-2</meta:generator>
    <meta:document-statistic meta:table-count="1" meta:cell-count="81" meta:object-count="0"/>
  </office:meta>
</office:document-meta>
</file>